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dc701"/>
    </style:style>
    <style:style style:name="P3" style:family="paragraph" style:parent-style-name="Standard">
      <style:paragraph-properties fo:text-align="justify" style:justify-single-word="false"/>
      <style:text-properties officeooo:paragraph-rsid="001f4bb7"/>
    </style:style>
    <style:style style:name="T1" style:family="text">
      <style:text-properties officeooo:rsid="001700cb"/>
    </style:style>
    <style:style style:name="T2" style:family="text">
      <style:text-properties officeooo:rsid="0017758c"/>
    </style:style>
    <style:style style:name="T3" style:family="text">
      <style:text-properties fo:font-style="italic" officeooo:rsid="001700cb" style:font-style-asian="italic" style:font-style-complex="italic"/>
    </style:style>
    <style:style style:name="T4" style:family="text">
      <style:text-properties fo:font-style="italic" fo:font-weight="normal" officeooo:rsid="001dc701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f4bb7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20e00f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160ee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00cb" style:font-weight-asian="bold" style:font-weight-complex="bold"/>
    </style:style>
    <style:style style:name="T10" style:family="text">
      <style:text-properties fo:font-weight="bold" officeooo:rsid="001dc701" style:font-weight-asian="bold" style:font-weight-complex="bold"/>
    </style:style>
    <style:style style:name="T11" style:family="text">
      <style:text-properties fo:font-weight="normal" officeooo:rsid="001dc701" style:font-weight-asian="normal" style:font-weight-complex="normal"/>
    </style:style>
    <style:style style:name="T12" style:family="text">
      <style:text-properties fo:font-style="normal" officeooo:rsid="001700cb" style:font-style-asian="normal" style:font-style-complex="normal"/>
    </style:style>
    <style:style style:name="T13" style:family="text">
      <style:text-properties fo:font-style="normal" fo:font-weight="normal" officeooo:rsid="001dc701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f4bb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0e00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160e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officeooo:rsid="0020e00f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<text:span text:style-name="T1">Intégration</text:span> avec Talend</text:p>
      <text:p text:style-name="P3"><text:tab/>Après avoir <text:span text:style-name="T1">défini</text:span> notre <text:span text:style-name="T1">schéma</text:span> en <text:span text:style-name="T1">étoile</text:span>, notre prochaine objectif c'<text:span text:style-name="T1">é</text:span>tait de commencer à integrer nos dataset. Pour cela nous avons utiliser le logiciel Talend permettant de transformer nos données brut vers les ta<text:span text:style-name="T1">b</text:span>le<text:span text:style-name="T2">s </text:span>relationnels de la base des données <text:span text:style-name="T8">Oracle</text:span>. Pour réaliser cette transformation nous avons eu plusieurs <text:span text:style-name="T1">é</text:span>tapes <text:span text:style-name="T1">intermédiaire.</text:span> La première <text:span text:style-name="T1">é</text:span>tape consisté à lire le fichier csv et le <text:span text:style-name="T1">décomposer</text:span> en plusieurs table<text:span text:style-name="T1">s</text:span> conforme au schéma en étoile <text:span text:style-name="T1">définit</text:span> dans la partie <text:span text:style-name="T1">précédente. Pour cette décomposition nous avons utilisé à plusieurs reprises la fonction interne du logiciel </text:span><text:span text:style-name="T9">Talend</text:span><text:span text:style-name="T1"> </text:span><text:span text:style-name="T3">tMap</text:span><text:span text:style-name="T1">. </text:span></text:p>
      <text:p text:style-name="P3"><text:span text:style-name="T1"><text:tab/>La première point importante de l’utilisation de </text:span><text:span text:style-name="T9">Talend</text:span><text:span text:style-name="T1">, c’était la création du table </text:span><text:span text:style-name="T3">laDate</text:span><text:span text:style-name="T1">. Dans notre première dataset nous avons deux attributs date (</text:span><text:span text:style-name="T3">datePublication</text:span><text:span text:style-name="T1"> et </text:span><text:span text:style-name="T3">dateClassement</text:span><text:span text:style-name="T1">),en utilisant les fonctions </text:span><text:span text:style-name="T3">tUnite</text:span><text:span text:style-name="T1"> et </text:span><text:span text:style-name="T3">tUniqRow</text:span><text:span text:style-name="T1"> de </text:span><text:span text:style-name="T9">Talend</text:span><text:span text:style-name="T1">, nous obtenons les dates uniques qu’on met dans le table </text:span><text:span text:style-name="T3">laDate</text:span><text:span text:style-name="T1"> en ajoutant les attributs calculés annee,mois et jour. </text:span></text:p>
      <text:p text:style-name="P2"><text:span text:style-name="T1"><text:tab/>La deuxième point importante de l’utilisation de </text:span><text:span text:style-name="T10">Talend</text:span><text:span text:style-name="T11">, c’est la création de la table </text:span><text:span text:style-name="T4">lesCommunes</text:span><text:span text:style-name="T13">, pour laquelle nous avons besoin d’utiliser les deux datasets pour fait l’intersection des codes postaux, pour cela au d</text:span><text:span text:style-name="T14">é</text:span><text:span text:style-name="T13">but nous avons utiliser tUniqrow pour avoir les communes uniques à partir de la </text:span><text:span text:style-name="T14">première</text:span><text:span text:style-name="T13"> datasets puis nous avons fait l’intersection </text:span><text:span text:style-name="T14">avec la deuxième dataset en utilisant </text:span><text:span text:style-name="T5">tMap.</text:span></text:p>
      <text:p text:style-name="P2"><text:span text:style-name="T5"><text:tab/></text:span><text:span text:style-name="T14">La troisième </text:span><text:span text:style-name="T15">point importante de l’utilisation de </text:span><text:span text:style-name="T17">Talend</text:span><text:span text:style-name="T15">, c’est l’intégration des données nettoyer avec </text:span><text:span text:style-name="T6">tMap </text:span><text:span text:style-name="T15">dans la base des données Oracle. Pour cela nous avons utiliser la fonction </text:span><text:span text:style-name="T7">tOracleOutput</text:span><text:span text:style-name="T16"> permettant inséré ou modifié les données à partir les tables défini dans </text:span><text:span text:style-name="T7">tMap</text:span><text:span text:style-name="T16">. Une fois configurer l’accès au base des données, on précise les noms des table(initialement vide) dans la base des donnée et a la fin on obtient la base des données rempli des inform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3:01:12.638000000</meta:creation-date>
    <dc:date>2017-11-13T20:11:32.942000000</dc:date>
    <meta:editing-duration>PT21M30S</meta:editing-duration>
    <meta:editing-cycles>4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5" meta:word-count="285" meta:character-count="1862" meta:non-whitespace-character-count="1576"/>
  </office:meta>
</office:document-meta>
</file>